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Číslovanýseznam" style:family="paragraph">
      <style:paragraph-properties fo:margin-left="0.3937in" fo:text-indent="-0.3937in">
        <style:tab-stops>
          <style:tab-stop style:type="left" style:position="0in"/>
        </style:tab-stops>
      </style:paragraph-properties>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P20" style:parent-style-name="Základnítext" style:family="paragraph">
      <style:text-properties fo:background-color="#FFFF00"/>
    </style:style>
    <style:style style:name="P21" style:parent-style-name="podpis" style:family="paragraph">
      <style:paragraph-properties fo:text-align="start" fo:margin-left="0in">
        <style:tab-stops/>
      </style:paragraph-properties>
    </style:style>
    <style:style style:name="P22" style:parent-style-name="podpis" style:family="paragraph">
      <style:paragraph-properties fo:text-align="start" fo:margin-left="0in">
        <style:tab-stops/>
      </style:paragraph-properties>
    </style:style>
    <style:style style:name="P23" style:parent-style-name="podpis" style:family="paragraph">
      <style:paragraph-properties fo:text-align="start" fo:margin-left="0in">
        <style:tab-stops/>
      </style:paragraph-properties>
    </style:style>
    <style:style style:name="P24" style:parent-style-name="podpis" style:family="paragraph">
      <style:paragraph-properties fo:text-align="start" fo:margin-left="0in">
        <style:tab-stops/>
      </style:paragraph-properties>
    </style:style>
    <style:style style:name="P25" style:parent-style-name="podpis" style:family="paragraph">
      <style:paragraph-properties fo:text-align="start" fo:margin-left="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19/2019<text:bookmark-end text:name="Text14"/></text:p>
            <text:p text:style-name="Normální">KVOP-10944/2019<text:bookmark-end text:name="Text2"/></text:p>
            <text:p text:style-name="Normální"><text:bookmark-start text:name="Text6"/>05. 03. 2019<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á paní</text:p>
            <text:p text:style-name="Normální">B. M.</text:p>
            <text:p text:style-name="Normální"/>
            <text:p text:style-name="Normální"/>
            <text:p text:style-name="Normální"/>
            <text:p text:style-name="P17">ID DS:<text:s/></text:p>
            <text:p text:style-name="Normální"/>
            <text:p text:style-name="Normální"/>
          </table:table-cell>
        </table:table-row>
      </table:table>
      <text:h text:style-name="Nadpis1" text:outline-level="1">Sdělení o poskytnutí informace<text:s/></text:h>
      <text:p text:style-name="Základnítext">Vážená paní M.,</text:p>
      <text:p text:style-name="Základnítext">dne 20.<text:s/>února 2019 byla do Kanceláře veřejného ochránce práv doručena Vaše žádost podle zákona č. 106/1999 Sb., o svobodném přístupu k informacím, ve znění pozdějších předpisů, kterou žádáte o zaslání:</text:p>
      <text:list text:style-name="LFO3_1" text:continue-numbering="true">
        <text:list-item>
          <text:p text:style-name="P18">podnětu Veřejného ochránce práv, na základě kterého Ministerstvo vnitra kontrolovalo soulad pravidel Magistrátu hlavního města Prahy pro pronajímání bytů, a</text:p>
        </text:list-item>
        <text:list-item>
          <text:p text:style-name="P19">na jakém podkladu dal Veřejný ochránce práv podnět ke kontrole; v tomto bodě jste žádala o zaslání všech dostupných dokumentů, analýz a právních stanovisek.<text:s/></text:p>
        </text:list-item>
      </text:list>
      <text:p text:style-name="Základnítext">Ve<text:s/>smyslu zákona o svobodném přístupu k informacím<text:s/><text:span text:style-name="Silné">se poskytují níže uvedené informace</text:span>:</text:p>
      <text:p text:style-name="Základnítext">K bodu č. 1 zasílám v příloze podnět<text:span text:style-name="Značkapozn.podčarou"><text:note text:note-class="footnote" text:id="_ftn0"><text:note-citation>1</text:note-citation><text:note-body><text:p text:style-name="Textpozn.podčarou"><text:s/>Dopis ze dne 5. září 2018, sp. zn. 5275/2016/VOP/JMK, č. j. KVOP-35272/2018, včetně přílohy s názvem Analýza kritérií pro žadatele<text:s/>o nájem obecních bytů v hlavním městě Praze.</text:p></text:note-body></text:note></text:span><text:s/>veřejné ochránkyně práv, Mgr. Anny Šabatové, Ph.D., kterým se obrátila na Ministerstvo vnitra, konkrétně Ing. Marii Kostruhovou, ředitelku odboru veřejné správy, dozoru a kontroly, a požádala o provedení úkonů dozoru nad Pravidly pronájmu a prodlužování doby nájmu bytů a ubytovacích místností v objektech HMP nesvěřených MČ.<text:span text:style-name="Značkapozn.podčarou"><text:note text:note-class="footnote" text:id="_ftn1"><text:note-citation>2</text:note-citation><text:note-body><text:p text:style-name="Textpozn.podčarou"><text:s/>Pravidla byla přijata usnesením rady hlavního města Prahy č. 3141 ze dne 13. prosince 2016.</text:p></text:note-body></text:note></text:span></text:p>
      <text:p text:style-name="Základnítext">K bodu č. 2 pak uvádím, že pravidly nájmu bytů<text:s/>v hlavním městě Praze se ochránkyně začala zabývat na základě podnětu konkrétních stěžovatelů, neboť z tohoto podnětu vyplývalo podezření na diskriminaci v oblasti bydlení. Zákon o veřejném ochránci práv totiž ochránkyni svěřuje působnost ve věcech práva<text:s/>na rovné zacházení a ochrany před diskriminací.<text:span text:style-name="Značkapozn.podčarou"><text:note text:note-class="footnote" text:id="_ftn2"><text:note-citation>3</text:note-citation><text:note-body><text:p text:style-name="Textpozn.podčarou"><text:s/>Ustanovení § 1 odst. 5 ve spojení s § 21b zákona č. 349/1999 Sb., o veřejném ochránci práv, ve znění pozdějších předpisů.</text:p></text:note-body></text:note></text:span><text:s/></text:p>
      <text:p text:style-name="Základnítext">Ochránkyně se na základě podnětu stěžovatelů zabývala kritériem požadované výše příjmu na domácnost žadatele. Výsledkem postupu ochránkyně byla zpráva o zjištění diskriminace ze dne 4. října 2017, sp. zn. 5275/2016/VOP/JMK, ve které ochránkyně dospěla k závěru, že<text:s/><text:soft-page-break/>se hlavní město Praha dopouští při výběru žadatelů o nájem obecních bytů<text:s/>nepřímé diskriminace z důvodu pohlaví (rodičovství). Součástí zprávy byla také konkrétní doporučení na změnu pravidel.</text:p>
      <text:p text:style-name="Základnítext">Zprávu o zjištění diskriminace zaslala veřejná ochránkyně práv tehdejší primátorce hlavního města Prahy, Mgr. Adrianě Krnáčové, MBA. Protože však hlavní město Praha nepřistoupilo ke změně pravidel, obrátila se veřejná ochránkyně práv na Ministerstvo vnitra se žádostí o provedení úkonů dozoru, tedy s podnětem, který je uveden pod bodem č. 1 tohoto sdělení.<text:s/></text:p>
      <text:p text:style-name="Základnítext">Kromě kritéria požadované výše příjmu na domácnost žadatele upozornila ochránkyně ve svém podnětu ministerstvu také na kritérium zdroje příjmu, podle kterého příjmy žadatele nesmí pocházet výhradně ze sociálních dávek. Toto kritérium totiž ochránkyně rovněž považuje za diskriminační. Veřejná ochránkyně práv se tímto kritériem začala zabývat z vlastní iniciativy, a to na základě informací zjištěných při šetření podnětu jiného stěžovatele až po vydání výše uvedené zprávy o zjištění diskriminace. Využila proto podnětu Ministerstvu vnitra a upozornila rovněž na toto další, podle ochránkyně diskriminační kritérium.</text:p>
      <text:p text:style-name="Základnítext">Zprávu ochránkyně o zjištění diskriminace, která byla podkladem pro podání podnětu Ministerstvu vnitra, zasílám rovněž v příloze tohoto sdělení, a to v anonymizované verzi.<text:s/></text:p>
      <text:p text:style-name="Základnítext">S pozdravem</text:p>
      <text:p text:style-name="Základnítext"/>
      <text:p text:style-name="Základnítext"/>
      <text:p text:style-name="P20"/>
      <text:p text:style-name="podpis">Mgr. Petra Zdražilová v. r.</text:p>
      <text:p text:style-name="podpis">ředitelka právní sekce</text:p>
      <text:p text:style-name="podpis">(dopis je opatřen elektronickým podpisem)</text:p>
      <text:p text:style-name="P21"/>
      <text:p text:style-name="P22"/>
      <text:p text:style-name="P23"/>
      <text:p text:style-name="P24"/>
      <text:p text:style-name="P25"/>
      <text:p text:style-name="Příloha">Přílohy</text:p>
      <text:p text:style-name="Základnítext">Podnět veřejné ochránkyně práv Ministerstvu vnitra – dopis ze dne 5. září 2018, sp. zn. 5275/2016/VOP/JMK, č. j. KVOP-35272/2018</text:p>
      <text:p text:style-name="Základnítext">Příloha podnětu<text:s/>veřejné ochránkyně práv Ministerstvu vnitra – Analýza kritérií pro žadatele o nájem obecních bytů v hlavním městě Praze</text:p>
      <text:p text:style-name="Základnítext">Zpráva veřejné ochránkyně práv ze dne 4. října 2017, sp. zn. 5275/2016/VOP/JMK</text:p>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9A866*</text:span></text:p>
        <text:p text:style-name="P12"><text:span text:style-name="T13">KVOPX009A866</text:span>KVOPX009A866</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19-04-30T09:27:00Z</meta:creation-date>
    <dc:date>2019-04-30T10:33:00Z</dc:date>
    <meta:print-date>2019-03-05T08:11:00Z</meta:print-date>
    <meta:template xlink:href="KVOP_dopis%20vedoucího" xlink:type="simple"/>
    <meta:editing-cycles>4</meta:editing-cycles>
    <meta:editing-duration>PT60S</meta:editing-duration>
    <meta:user-defined meta:name="ContentTypeId">0x010100D3A71DC738674B4893D02C4CA0E22FAC</meta:user-defined>
    <meta:document-statistic meta:page-count="2" meta:paragraph-count="7" meta:word-count="517" meta:character-count="3561" meta:row-count="25" meta:non-whitespace-character-count="3051"/>
  </office:meta>
</office:document-meta>
</file>